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cd6" officeooo:paragraph-rsid="00181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an Grüninger</meta:initial-creator>
    <meta:creation-date>2019-07-07T14:57:14.573976932</meta:creation-date>
    <dc:date>2019-07-07T14:58:26.957424082</dc:date>
    <dc:creator>Servan Grüninger</dc:creator>
    <meta:editing-duration>PT1M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3"/>
    <meta:generator>LibreOffice/5.1.6.2$Linux_X86_64 LibreOffice_project/10m0$Build-2</meta:generator>
  </office:meta>
</office:document-meta>
</file>